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vamos con el <text:span text:style-name="Strong_20_Emphasis">coste</text:span> del sistema, que es un aspecto crucial para entender su viabilidad y sus límites prácticos.</text:p>
      <text:p text:style-name="Horizontal_20_Line"/>
      <text:h text:style-name="Heading_20_2" text:outline-level="2">Coste de un sistema inteligente de vida</text:h>
      <text:h text:style-name="Heading_20_3" text:outline-level="3">1. <text:span text:style-name="Strong_20_Emphasis">Coste en recursos materiales y energéticos</text:span></text:h>
      <text:list xml:id="list2948745590" text:style-name="L1">
        <text:list-item>
          <text:p text:style-name="P1">La vida requiere <text:span text:style-name="Strong_20_Emphasis">materia</text:span> para construir los individuos.</text:p>
        </text:list-item>
        <text:list-item>
          <text:p text:style-name="P1">Cada individuo es un "bloque de memoria y procesamiento" con un coste físico en biomasa.</text:p>
        </text:list-item>
        <text:list-item>
          <text:p text:style-name="P1">La reproducción consume <text:span text:style-name="Strong_20_Emphasis">energía</text:span>, materiales y tiempo.</text:p>
        </text:list-item>
        <text:list-item>
          <text:p text:style-name="P1">Cuantos más individuos se generen, mayor el gasto total.</text:p>
        </text:list-item>
      </text:list>
      <text:h text:style-name="Heading_20_3" text:outline-level="3">2. <text:span text:style-name="Strong_20_Emphasis">Coste en tiempo</text:span></text:h>
      <text:list xml:id="list1542737372" text:style-name="L2">
        <text:list-item>
          <text:p text:style-name="P2">Aunque la potencia de cálculo es enorme por paralelismo, <text:span text:style-name="Strong_20_Emphasis">el tiempo mínimo para resolver un problema depende de la profundidad del cálculo</text:span> (por ejemplo, el número mínimo de generaciones).</text:p>
        </text:list-item>
        <text:list-item>
          <text:p text:style-name="P2">No hay atajos temporales: si un problema exige 7 pasos, el sistema tardará al menos 7 generaciones.</text:p>
        </text:list-item>
      </text:list>
      <text:h text:style-name="Heading_20_3" text:outline-level="3">3. <text:span text:style-name="Strong_20_Emphasis">Coste en complejidad estructural</text:span></text:h>
      <text:list xml:id="list3691042268" text:style-name="L3">
        <text:list-item>
          <text:p text:style-name="P3">Mantener la redundancia creciente implica gestionar <text:span text:style-name="Strong_20_Emphasis">una población cada vez mayor</text:span>.</text:p>
        </text:list-item>
        <text:list-item>
          <text:p text:style-name="P3">El sistema debe evitar colapsos o escasez de recursos que podrían detener el proceso.</text:p>
        </text:list-item>
      </text:list>
      <text:h text:style-name="Heading_20_3" text:outline-level="3">4. <text:span text:style-name="Strong_20_Emphasis">Balance costo-beneficio</text:span></text:h>
      <text:list xml:id="list1852749329" text:style-name="L4">
        <text:list-item>
          <text:p text:style-name="P4">El sistema solo será viable si el coste (materia, energía, tiempo) no excede el beneficio o propósito del problema que intenta resolver.</text:p>
        </text:list-item>
        <text:list-item>
          <text:p text:style-name="P4">Esto plantea preguntas sobre <text:span text:style-name="Strong_20_Emphasis">la finalidad o misión que justifica la existencia del sistema</text:span>.</text:p>
        </text:list-item>
      </text:list>
      <text:p text:style-name="Horizontal_20_Line"/>
      <text:h text:style-name="Heading_20_3" text:outline-level="3">Reflexión preliminar</text:h>
      <text:p text:style-name="Text_20_body">El coste es la "inversión" que la vida hace para mantener su proceso de cálculo.<text:line-break/>Este coste es alto, pero la estructura modular y redundante permite escalarlo según sea necesario.</text:p>
      <text:p text:style-name="Text_20_body">¿Quieres que formulemos un resumen formal sobre este punto para integrarlo en los fundamentos?<text:line-break/>O prefieres que analicemos ejemplos concretos de coste en diferentes problema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5T19:43:55.867000000</meta:creation-date>
    <dc:date>2025-06-25T19:45:39.820000000</dc:date>
    <meta:editing-duration>PT1M44S</meta:editing-duration>
    <meta:editing-cycles>1</meta:editing-cycles>
    <meta:document-statistic meta:table-count="0" meta:image-count="0" meta:object-count="0" meta:page-count="1" meta:paragraph-count="19" meta:word-count="259" meta:character-count="1596" meta:non-whitespace-character-count="1366"/>
    <meta:generator>LibreOffice/7.3.5.2$Windows_X86_64 LibreOffice_project/184fe81b8c8c30d8b5082578aee2fed2ea847c01</meta:generator>
  </office:meta>
</office:document-meta>
</file>